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Courier New', monospace"/>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3"/>
    <style:style style:name="P2" style:family="paragraph" style:parent-style-name="Text_20_body" style:list-style-name="L4"/>
    <style:style style:name="P3" style:family="paragraph" style:parent-style-name="Text_20_body" style:list-style-name="L5"/>
    <style:style style:name="P4" style:family="paragraph" style:parent-style-name="Text_20_body" style:list-style-name="L6"/>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umoroboti ettevalmistamine</text:h>
      <text:p text:style-name="Text_20_body"/>
      <text:p text:style-name="Text_20_body">Enne igat koolitust tuleks veenduda, et:</text:p>
      <text:list xml:id="list1684027403" text:style-name="L3">
        <text:list-item>
          <text:p text:style-name="P1">Sumoroboti akud oleks täidetud ning korpus tugevalt kinnitatud</text:p>
        </text:list-item>
      </text:list>
      <text:p text:style-name="Text_20_body"/>
      <text:p text:style-name="Text_20_body">Enne sumoroboti teegi installeerimise, paigalda Arduino. Sumoroboti teegi installimiseks mine <text:a xlink:type="simple" xlink:href="https://github.com/silps/sumoino">https://github.com/silps/sumoino</text:a> ja järgi README juhiseid. Probleemide ja vigade leidmisel pöördu kontaktisiku poole. Peale installeerimiset veendu, et:</text:p>
      <text:list xml:id="list1691585552" text:continue-numbering="true" text:style-name="L3">
        <text:list-item>
          <text:p text:style-name="P1">kõikides koolitusarvutites on installeeritud Arduino + Sumoroboti teek ja see käivitub</text:p>
        </text:list-item>
        <text:list-item>
          <text:p text:style-name="P1">Arduino laseb koodi kompileerida ja Sumorobotile laadida</text:p>
        </text:list-item>
      </text:list>
      <text:p text:style-name="Text_20_body"><text:line-break/>Järgnevalt testimiseks, et sumoroboti teek töötab, mine File &gt; Examples &gt; Sumorobot &gt; Drive. Kompileeri ja lae sumorobotisse. Veendu ka, et teised näiteprogrammid töötavad. Juhul kui avastad probleeme, et robot ei käitu nii nagu vaja, siis proovi leida viga. Vaata üle kas juhtmed on õigesti ühendatud:</text:p>
      <text:list xml:id="list150508286" text:style-name="L4">
        <text:list-item>
          <text:p text:style-name="P2">parem mootor nr 6 pistikus</text:p>
        </text:list-item>
        <text:list-item>
          <text:p text:style-name="P2">vasak mootor nr 5 pistikus</text:p>
        </text:list-item>
        <text:list-item>
          <text:p text:style-name="P2">vastase parem andur nr 0 pistikus</text:p>
        </text:list-item>
        <text:list-item>
          <text:p text:style-name="P2">vastase vasak andur nr 1 pistikus</text:p>
        </text:list-item>
        <text:list-item>
          <text:p text:style-name="P2">joone parem andur nr 2 pistikus</text:p>
        </text:list-item>
        <text:list-item>
          <text:p text:style-name="P2">joone keskmine andur nr 3 pistikus</text:p>
        </text:list-item>
        <text:list-item>
          <text:p text:style-name="P2">joone vasak andur nr 4 pistikus</text:p>
        </text:list-item>
      </text:list>
      <text:p text:style-name="Text_20_body"/>
      <text:p text:style-name="Text_20_body">Kiireks testimiseks võib veel kasutada teeki sisse ehitatud “test” funktsioone.</text:p>
      <text:list xml:id="list2067723980" text:style-name="L5">
        <text:list-item>
          <text:p text:style-name="P3">testOpponent();</text:p>
        </text:list-item>
        <text:list-item>
          <text:p text:style-name="P3">testLine();</text:p>
        </text:list-item>
        <text:list-item>
          <text:p text:style-name="P3">testSensors(); ( tuleb setup() funktsiooni lisada Serial.begin(115200); )</text:p>
        </text:list-item>
      </text:list>
      <text:p text:style-name="Text_20_body">Sensorite testimisel peale programmi laadimist, lihtsalt avada arduino sisene “serial monitor”. Võimalike väärtuste kalibreerimiseks tuleb muuta Sumo.h failis olevaid väärtusi:</text:p>
      <text:list xml:id="list1458453872" text:style-name="L6">
        <text:list-item>
          <text:p text:style-name="P4">valguse intensiivsust jooneanduril ( LIGHT_INTENSITY )</text:p>
        </text:list-item>
        <text:list-item>
          <text:p text:style-name="P4">vastase nägemise kaugust ( OPPONENT_DISTANCE )</text:p>
        </text:list-item>
        <text:list-item>
          <text:p text:style-name="P4">servo mootorite keskpunkti, ehk stopp punkti ( MIDPOIN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ans Mono" svg:font-family="'Bitstream Vera Sans Mono', 'Courier New', monospace"/>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ia </meta:initial-creator>
    <meta:creation-date>2011-11-25T16:03:41</meta:creation-date>
    <dc:date>2012-04-24T22:33:15</dc:date>
    <dc:creator>Silver Kuusik</dc:creator>
    <meta:editing-duration>PT10H56M1S</meta:editing-duration>
    <meta:editing-cycles>27</meta:editing-cycles>
    <meta:generator>LibreOffice/3.4$Unix LibreOffice_project/340m1$Build-402</meta:generator>
    <meta:document-statistic meta:table-count="0" meta:image-count="0" meta:object-count="0" meta:page-count="1" meta:paragraph-count="22" meta:word-count="223" meta:character-count="1561" meta:non-whitespace-character-count="1375"/>
  </office:meta>
</office:document-meta>
</file>